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indent="0in" style:auto-text-indent="false" style:shadow="none"/>
      <style:text-properties fo:color="#000000" style:font-name="Georgia" fo:font-size="12pt" style:font-size-asian="12pt" style:font-size-complex="12pt"/>
    </style:style>
    <style:style style:name="P2" style:family="paragraph" style:parent-style-name="Standard">
      <style:paragraph-properties fo:margin-left="0in" fo:margin-right="0in" fo:margin-top="0in" fo:margin-bottom="0in" fo:line-height="100%" fo:text-align="justify" style:justify-single-word="false" fo:text-indent="0in" style:auto-text-indent="false" style:shadow="none"/>
      <style:text-properties fo:color="#000000" style:font-name="Georgia" fo:font-size="12pt" style:font-size-asian="12pt" style:font-size-complex="12pt"/>
    </style:style>
    <style:style style:name="P3" style:family="paragraph" style:parent-style-name="Standard" style:list-style-name="L1">
      <style:paragraph-properties fo:margin-left="0in" fo:margin-right="0in" fo:margin-top="0in" fo:margin-bottom="0in" fo:line-height="100%" fo:text-indent="0in" style:auto-text-indent="false" style:shadow="none"/>
      <style:text-properties fo:color="#000000" style:font-name="Georgia" fo:font-size="12pt" style:font-size-asian="12pt" style:font-size-complex="12pt"/>
    </style:style>
    <style:style style:name="P4" style:family="paragraph" style:parent-style-name="Standard">
      <style:paragraph-properties fo:margin-left="0in" fo:margin-right="0in" fo:margin-top="0in" fo:margin-bottom="0in" fo:line-height="100%" fo:text-indent="0in" style:auto-text-indent="false" style:shadow="none"/>
      <style:text-properties fo:color="#000000" style:font-name="Georgia" fo:font-size="12pt" fo:letter-spacing="-0.002in" style:font-size-asian="12pt" style:font-size-complex="12pt"/>
    </style:style>
    <style:style style:name="P5" style:family="paragraph" style:parent-style-name="Standard">
      <style:paragraph-properties fo:margin-left="0in" fo:margin-right="0in" fo:margin-top="0in" fo:margin-bottom="0in" fo:line-height="100%" fo:text-align="justify" style:justify-single-word="false" fo:text-indent="0in" style:auto-text-indent="false" style:shadow="none"/>
      <style:text-properties fo:color="#000000" style:font-name="Georgia" fo:font-size="12pt" fo:letter-spacing="-0.002in" style:font-size-asian="12pt" style:font-size-complex="12pt"/>
    </style:style>
    <style:style style:name="P6" style:family="paragraph" style:parent-style-name="Standard">
      <style:paragraph-properties fo:margin-left="0in" fo:margin-right="0in" fo:margin-top="0in" fo:margin-bottom="0in" fo:line-height="100%" fo:text-indent="0in" style:auto-text-indent="false" style:shadow="none">
        <style:tab-stops/>
      </style:paragraph-properties>
      <style:text-properties fo:color="#000000" style:font-name="Georgia" fo:font-size="12pt" fo:letter-spacing="-0.002in" style:font-size-asian="12pt" style:font-size-complex="12pt"/>
    </style:style>
    <style:style style:name="P7" style:family="paragraph" style:parent-style-name="Standard" style:list-style-name="L1">
      <style:paragraph-properties fo:margin-left="0in" fo:margin-right="0in" fo:margin-top="0in" fo:margin-bottom="0in" fo:line-height="100%" fo:text-indent="0in" style:auto-text-indent="false" style:shadow="none"/>
      <style:text-properties fo:color="#000000" style:font-name="Georgia" fo:font-size="12pt" fo:letter-spacing="-0.002in" style:font-size-asian="12pt" style:font-size-complex="12pt"/>
    </style:style>
    <style:style style:name="P8" style:family="paragraph" style:parent-style-name="Standard" style:list-style-name="L1">
      <style:paragraph-properties fo:margin-left="0in" fo:margin-right="0in" fo:margin-top="0in" fo:margin-bottom="0in" fo:line-height="100%" fo:text-indent="0in" style:auto-text-indent="false" style:shadow="none">
        <style:tab-stops>
          <style:tab-stop style:position="0.2366in"/>
        </style:tab-stops>
      </style:paragraph-properties>
      <style:text-properties fo:color="#000000" style:font-name="Georgia" fo:font-size="12pt" fo:letter-spacing="-0.002in"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9" style:family="paragraph" style:parent-style-name="Standard">
      <style:paragraph-properties fo:margin-left="0in" fo:margin-right="0in" fo:margin-top="0in" fo:margin-bottom="0in" fo:line-height="100%" fo:text-indent="0in" style:auto-text-indent="false" style:shadow="none">
        <style:tab-stops>
          <style:tab-stop style:position="0.2335in"/>
        </style:tab-stops>
      </style:paragraph-properties>
      <style:text-properties fo:color="#000000" style:font-name="Georgia" fo:font-size="12pt" fo:font-weight="bold" style:font-size-asian="12pt" style:font-weight-asian="bold" style:font-size-complex="12pt" style:font-weight-complex="bold"/>
    </style:style>
    <style:style style:name="P10" style:family="paragraph" style:parent-style-name="Standard">
      <style:paragraph-properties fo:margin-left="0in" fo:margin-right="0in" fo:margin-top="0in" fo:margin-bottom="0in" fo:line-height="100%" fo:text-indent="0in" style:auto-text-indent="false" style:shadow="none">
        <style:tab-stops>
          <style:tab-stop style:position="0.2799in"/>
        </style:tab-stops>
      </style:paragraph-properties>
      <style:text-properties fo:color="#000000" style:font-name="Georgia" fo:font-size="12pt" fo:font-weight="bold" style:font-size-asian="12pt" style:font-weight-asian="bold" style:font-size-complex="12pt" style:font-weight-complex="bold"/>
    </style:style>
    <style:style style:name="P11" style:family="paragraph" style:parent-style-name="Standard" style:list-style-name="L1">
      <style:paragraph-properties fo:margin-left="0in" fo:margin-right="0in" fo:margin-top="0in" fo:margin-bottom="0in" fo:line-height="100%" fo:text-indent="0in" style:auto-text-indent="false" style:shadow="none">
        <style:tab-stops/>
      </style:paragraph-properties>
      <style:text-properties fo:color="#000000" style:font-name="Georgia" fo:font-size="12pt" fo:font-weight="bold" style:font-size-asian="12pt" style:font-weight-asian="bold" style:font-size-complex="12pt" style:font-weight-complex="bold"/>
    </style:style>
    <style:style style:name="P12" style:family="paragraph" style:parent-style-name="Standard" style:list-style-name="L1">
      <style:paragraph-properties fo:margin-left="0in" fo:margin-right="0in" fo:margin-top="0in" fo:margin-bottom="0in" fo:line-height="100%" fo:text-indent="0in" style:auto-text-indent="false" style:shadow="none"/>
      <style:text-properties fo:color="#000000" style:font-name="Georgia" fo:font-size="12pt" fo:font-weight="bold" style:font-size-asian="12pt" style:font-weight-asian="bold"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shadow="none"/>
      <style:text-properties fo:color="#000000" style:font-name="Georgia" fo:font-size="12pt" fo:letter-spacing="-0.0055in" style:font-size-asian="12pt" style:font-size-complex="12pt"/>
    </style:style>
    <style:style style:name="P14" style:family="paragraph" style:parent-style-name="Standard">
      <style:paragraph-properties fo:margin-left="0in" fo:margin-right="0in" fo:margin-top="0in" fo:margin-bottom="0in" fo:line-height="100%" fo:text-indent="0in" style:auto-text-indent="false" style:shadow="none"/>
      <style:text-properties fo:color="#000000" style:font-name="Georgia" fo:font-size="12pt" fo:letter-spacing="-0.0047in" style:font-size-asian="12pt" style:font-size-complex="12pt"/>
    </style:style>
    <style:style style:name="P15" style:family="paragraph" style:parent-style-name="Standard">
      <style:paragraph-properties fo:margin-left="0in" fo:margin-right="0in" fo:margin-top="0in" fo:margin-bottom="0in" fo:line-height="100%" fo:text-indent="0in" style:auto-text-indent="false" style:shadow="none"/>
      <style:text-properties fo:color="#000000" style:font-name="Georgia" fo:font-size="12pt" fo:letter-spacing="-0.0016in" style:font-size-asian="12pt" style:font-size-complex="12pt"/>
    </style:style>
    <style:style style:name="P16" style:family="paragraph" style:parent-style-name="Standard" style:list-style-name="L1">
      <style:paragraph-properties fo:margin-left="0in" fo:margin-right="0in" fo:margin-top="0in" fo:margin-bottom="0in" fo:line-height="100%" fo:text-indent="0in" style:auto-text-indent="false" style:shadow="none"/>
      <style:text-properties fo:color="#000000" style:font-name="Georgia" fo:font-size="12pt" fo:letter-spacing="-0.0016in" style:font-size-asian="12pt" style:font-size-complex="12pt"/>
    </style:style>
    <style:style style:name="P17" style:family="paragraph" style:parent-style-name="Standard" style:list-style-name="L1">
      <style:paragraph-properties fo:margin-left="0in" fo:margin-right="0in" fo:margin-top="0in" fo:margin-bottom="0in" fo:line-height="100%" fo:text-indent="0in" style:auto-text-indent="false" style:shadow="none">
        <style:tab-stops>
          <style:tab-stop style:position="0.2366in"/>
        </style:tab-stops>
      </style:paragraph-properties>
      <style:text-properties fo:color="#000000" style:font-name="Georgia" fo:font-size="12pt" fo:letter-spacing="-0.0035in"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18" style:family="paragraph" style:parent-style-name="Standard" style:list-style-name="L1">
      <style:paragraph-properties fo:margin-left="0in" fo:margin-right="0in" fo:margin-top="0in" fo:margin-bottom="0in" fo:line-height="100%" fo:text-indent="0in" style:auto-text-indent="false" style:shadow="none">
        <style:tab-stops>
          <style:tab-stop style:position="0.2366in"/>
        </style:tab-stops>
      </style:paragraph-properties>
      <style:text-properties fo:color="#000000" style:font-name="Georgia" fo:font-size="12pt" fo:letter-spacing="-0.0035in"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19" style:family="paragraph" style:parent-style-name="Standard" style:list-style-name="L1">
      <style:paragraph-properties fo:margin-left="0in" fo:margin-right="0in" fo:margin-top="0in" fo:margin-bottom="0in" fo:line-height="100%" fo:text-indent="0in" style:auto-text-indent="false" style:shadow="none"/>
      <style:text-properties fo:color="#000000" style:font-name="Georgia" fo:font-size="12pt" fo:letter-spacing="0.0008in"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0" style:family="paragraph" style:parent-style-name="Standard" style:list-style-name="L1">
      <style:paragraph-properties fo:margin-left="0in" fo:margin-right="0in" fo:margin-top="0in" fo:margin-bottom="0in" fo:line-height="100%" fo:text-indent="0in" style:auto-text-indent="false" style:shadow="none"/>
      <style:text-properties fo:color="#000000" style:font-name="Georgia" fo:font-size="12pt" fo:letter-spacing="normal" style:font-size-asian="12pt" style:font-size-complex="12pt"/>
    </style:style>
    <style:style style:name="P21" style:family="paragraph" style:parent-style-name="Standard">
      <style:paragraph-properties fo:margin-left="0in" fo:margin-right="0in" fo:margin-top="0in" fo:margin-bottom="0in" fo:line-height="100%" fo:text-indent="0in" style:auto-text-indent="false" style:shadow="none"/>
      <style:text-properties style:font-name="Georgia" fo:font-size="12pt" style:font-size-asian="12pt" style:font-size-complex="12pt"/>
    </style:style>
    <style:style style:name="P22" style:family="paragraph" style:parent-style-name="Standard">
      <style:paragraph-properties fo:margin-left="0in" fo:margin-right="0in" fo:margin-top="0in" fo:margin-bottom="0in" fo:line-height="100%" fo:text-indent="0in" style:auto-text-indent="false" style:shadow="none">
        <style:tab-stops>
          <style:tab-stop style:position="0.2366in"/>
        </style:tab-stops>
      </style:paragraph-properties>
      <style:text-properties style:font-name="Georgia" fo:font-size="12pt" style:font-size-asian="12pt" style:font-size-complex="12pt"/>
    </style:style>
    <style:style style:name="P23" style:family="paragraph" style:parent-style-name="Standard">
      <style:paragraph-properties fo:margin-left="0in" fo:margin-right="0in" fo:margin-top="0in" fo:margin-bottom="0in" fo:line-height="100%" fo:text-indent="0in" style:auto-text-indent="false" style:shadow="none">
        <style:tab-stops/>
      </style:paragraph-properties>
      <style:text-properties style:font-name="Georgia" fo:font-size="12pt" style:font-size-asian="12pt" style:font-size-complex="12pt"/>
    </style:style>
    <style:style style:name="P24" style:family="paragraph" style:parent-style-name="Standard" style:list-style-name="L1">
      <style:paragraph-properties fo:margin-left="0in" fo:margin-right="0in" fo:margin-top="0in" fo:margin-bottom="0in" fo:line-height="100%" fo:text-indent="0in" style:auto-text-indent="false" style:shadow="none"/>
      <style:text-properties style:font-name="Georgia" fo:font-size="12pt" style:font-size-asian="12pt" style:font-size-complex="12pt"/>
    </style:style>
    <style:style style:name="P25" style:family="paragraph" style:parent-style-name="Standard" style:list-style-name="L1">
      <style:paragraph-properties fo:margin-left="0in" fo:margin-right="0in" fo:margin-top="0in" fo:margin-bottom="0in" fo:line-height="100%" fo:text-indent="0in" style:auto-text-indent="false" style:shadow="none">
        <style:tab-stops/>
      </style:paragraph-properties>
      <style:text-properties style:font-name="Georgia" fo:font-size="12pt" fo:letter-spacing="-0.002in" fo:font-style="italic" style:font-name-asian="Times New Roman" style:font-size-asian="12pt" style:font-style-asian="italic" style:font-name-complex="Times New Roman" style:font-size-complex="12pt" style:font-style-complex="italic"/>
    </style:style>
    <style:style style:name="P26" style:family="paragraph" style:parent-style-name="Standard" style:list-style-name="L1">
      <style:paragraph-properties fo:margin-left="0in" fo:margin-right="0in" fo:margin-top="0in" fo:margin-bottom="0in" fo:line-height="100%" fo:text-indent="0in" style:auto-text-indent="false" style:shadow="none"/>
      <style:text-properties style:font-name="Georgia" fo:font-size="12pt" fo:font-style="normal" style:font-name-asian="Times New Roman" style:font-size-asian="12pt" style:font-style-asian="normal" style:font-name-complex="Times New Roman" style:font-size-complex="12pt" style:font-style-complex="normal"/>
    </style:style>
    <style:style style:name="P27"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style:shadow="none"/>
      <style:text-properties fo:color="#000000" style:font-name="Georgia" fo:font-size="12pt" style:font-size-asian="12pt" style:font-size-complex="12pt"/>
    </style:style>
    <style:style style:name="P28" style:family="paragraph" style:parent-style-name="Standard" style:master-page-name="Standard">
      <style:paragraph-properties fo:margin-left="0.0201in" fo:margin-right="0.0201in" fo:margin-top="0.0201in" fo:margin-bottom="0.0201in" fo:line-height="100%" fo:text-align="center" style:justify-single-word="false" fo:text-indent="0.0201in" style:auto-text-indent="false" style:page-number="auto" style:shadow="none"/>
      <style:text-properties style:font-name="Georgia" fo:font-size="18pt" style:font-size-asian="18pt" style:font-size-complex="18pt"/>
    </style:style>
    <style:style style:name="T1" style:family="text">
      <style:text-properties fo:letter-spacing="normal"/>
    </style:style>
    <style:style style:name="T2" style:family="text">
      <style:text-properties fo:letter-spacing="normal" fo:font-weight="bold" style:font-weight-asian="bold" style:font-weight-complex="bold"/>
    </style:style>
    <style:style style:name="T3" style:family="text">
      <style:text-properties fo:letter-spacing="normal" fo:font-style="normal" style:font-style-asian="normal" style:font-style-complex="normal"/>
    </style:style>
    <style:style style:name="T4" style:family="text">
      <style:text-properties fo:color="#ff3333"/>
    </style:style>
    <style:style style:name="T5" style:family="text">
      <style:text-properties fo:color="#ff3333" fo:letter-spacing="normal"/>
    </style:style>
    <style:style style:name="T6" style:family="text">
      <style:text-properties fo:color="#ff3333" fo:font-style="italic" style:font-name-asian="Times New Roman" style:font-style-asian="italic" style:font-name-complex="Times New Roman" style:font-style-complex="italic"/>
    </style:style>
    <style:style style:name="T7" style:family="text">
      <style:text-properties fo:color="#ff3333" fo:font-style="italic" style:font-style-asian="italic" style:font-style-complex="italic"/>
    </style:style>
    <style:style style:name="T8" style:family="text">
      <style:text-properties fo:color="#ff3333" fo:letter-spacing="-0.0035in" fo:font-style="italic" style:font-name-asian="Times New Roman" style:font-style-asian="italic" style:font-name-complex="Times New Roman" style:font-style-complex="italic"/>
    </style:style>
    <style:style style:name="T9" style:family="text">
      <style:text-properties fo:color="#ff3333" fo:letter-spacing="-0.0083in" fo:font-style="italic" style:font-style-asian="italic" style:font-style-complex="italic"/>
    </style:style>
    <style:style style:name="T10" style:family="text">
      <style:text-properties fo:color="#ff3333" fo:letter-spacing="-0.0083in" fo:font-style="italic" style:font-name-asian="Times New Roman" style:font-style-asian="italic" style:font-name-complex="Times New Roman" style:font-style-complex="italic"/>
    </style:style>
    <style:style style:name="T11" style:family="text">
      <style:text-properties fo:color="#ff3333" fo:letter-spacing="0.0008in" fo:font-style="italic" style:font-name-asian="Times New Roman" style:font-style-asian="italic" style:font-name-complex="Times New Roman" style:font-style-complex="italic"/>
    </style:style>
    <style:style style:name="T12" style:family="text">
      <style:text-properties fo:color="#ff3333" fo:letter-spacing="-0.002in"/>
    </style:style>
    <style:style style:name="T13" style:family="text">
      <style:text-properties fo:color="#ff3333" fo:letter-spacing="-0.002in" fo:font-style="italic" style:font-name-asian="Times New Roman" style:font-style-asian="italic" style:font-name-complex="Times New Roman" style:font-style-complex="italic"/>
    </style:style>
    <style:style style:name="T14" style:family="text">
      <style:text-properties fo:color="#ff3333" fo:letter-spacing="-0.0043in"/>
    </style:style>
    <style:style style:name="T15" style:family="text">
      <style:text-properties fo:letter-spacing="-0.0043in"/>
    </style:style>
    <style:style style:name="T16" style:family="text">
      <style:text-properties fo:letter-spacing="-0.002in"/>
    </style:style>
    <style:style style:name="T17" style:family="text">
      <style:text-properties fo:letter-spacing="-0.002in" fo:font-style="italic" style:font-style-asian="italic" style:font-style-complex="italic"/>
    </style:style>
    <style:style style:name="T18" style:family="text">
      <style:text-properties fo:letter-spacing="-0.002in" fo:font-style="italic" style:font-name-asian="Times New Roman" style:font-style-asian="italic" style:font-name-complex="Times New Roman" style:font-style-complex="italic"/>
    </style:style>
    <style:style style:name="T19" style:family="text">
      <style:text-properties fo:letter-spacing="-0.0035in"/>
    </style:style>
    <style:style style:name="T20" style:family="text">
      <style:text-properties fo:letter-spacing="-0.0035in" fo:font-style="italic" style:font-style-asian="italic" style:font-style-complex="italic"/>
    </style:style>
    <style:style style:name="T21" style:family="text">
      <style:text-properties fo:letter-spacing="-0.0035in" fo:font-style="italic" style:font-name-asian="Times New Roman" style:font-style-asian="italic" style:font-name-complex="Times New Roman" style:font-style-complex="italic"/>
    </style:style>
    <style:style style:name="T22" style:family="text">
      <style:text-properties fo:letter-spacing="-0.0035in" fo:font-style="normal" style:font-name-asian="Times New Roman" style:font-style-asian="normal" style:font-name-complex="Times New Roman" style:font-style-complex="normal"/>
    </style:style>
    <style:style style:name="T23" style:family="text">
      <style:text-properties fo:letter-spacing="-0.0075in"/>
    </style:style>
    <style:style style:name="T24" style:family="text">
      <style:text-properties fo:letter-spacing="-0.0134in"/>
    </style:style>
    <style:style style:name="T25" style:family="text">
      <style:text-properties fo:letter-spacing="-0.0055in"/>
    </style:style>
    <style:style style:name="T26" style:family="text">
      <style:text-properties fo:letter-spacing="-0.0055in" fo:font-weight="bold" style:font-weight-asian="bold" style:font-weight-complex="bold"/>
    </style:style>
    <style:style style:name="T27" style:family="text">
      <style:text-properties fo:letter-spacing="-0.0047in"/>
    </style:style>
    <style:style style:name="T28" style:family="text">
      <style:text-properties fo:color="#000000"/>
    </style:style>
    <style:style style:name="T29" style:family="text">
      <style:text-properties fo:color="#000000" fo:letter-spacing="-0.0016in"/>
    </style:style>
    <style:style style:name="T30" style:family="text">
      <style:text-properties fo:color="#000000" fo:letter-spacing="-0.0016in" fo:font-style="italic" style:font-style-asian="italic" style:font-style-complex="italic"/>
    </style:style>
    <style:style style:name="T31" style:family="text">
      <style:text-properties fo:color="#000000" fo:letter-spacing="-0.0016in" fo:font-style="italic" style:font-name-asian="Times New Roman" style:font-style-asian="italic" style:font-name-complex="Times New Roman" style:font-style-complex="italic"/>
    </style:style>
    <style:style style:name="T32" style:family="text">
      <style:text-properties fo:color="#000000" fo:letter-spacing="-0.0016in" fo:font-style="normal" style:font-style-asian="normal" style:font-style-complex="normal"/>
    </style:style>
    <style:style style:name="T33" style:family="text">
      <style:text-properties fo:color="#000000" fo:font-style="italic" style:font-name-asian="Times New Roman" style:font-style-asian="italic" style:font-name-complex="Times New Roman" style:font-style-complex="italic"/>
    </style:style>
    <style:style style:name="T34" style:family="text">
      <style:text-properties fo:color="#000000" fo:letter-spacing="-0.002in"/>
    </style:style>
    <style:style style:name="T35" style:family="text">
      <style:text-properties fo:color="#000000" fo:letter-spacing="-0.002in" fo:font-style="italic" style:font-style-asian="italic" style:font-style-complex="italic"/>
    </style:style>
    <style:style style:name="T36" style:family="text">
      <style:text-properties fo:color="#000000" fo:letter-spacing="-0.002in" fo:font-style="italic" style:font-name-asian="Times New Roman" style:font-style-asian="italic" style:font-name-complex="Times New Roman" style:font-style-complex="italic"/>
    </style:style>
    <style:style style:name="T37" style:family="text">
      <style:text-properties fo:color="#000000" fo:letter-spacing="-0.002in" style:font-name-asian="Times New Roman" style:font-name-complex="Times New Roman"/>
    </style:style>
    <style:style style:name="T38" style:family="text">
      <style:text-properties fo:color="#000000" fo:letter-spacing="-0.002in" fo:font-style="normal" style:font-name-asian="Times New Roman" style:font-style-asian="normal" style:font-name-complex="Times New Roman" style:font-style-complex="normal"/>
    </style:style>
    <style:style style:name="T39" style:family="text">
      <style:text-properties fo:color="#000000" fo:letter-spacing="normal"/>
    </style:style>
    <style:style style:name="T40" style:family="text">
      <style:text-properties fo:color="#000000" fo:letter-spacing="normal" fo:font-style="italic" style:font-style-asian="italic" style:font-style-complex="italic"/>
    </style:style>
    <style:style style:name="T41" style:family="text">
      <style:text-properties fo:color="#000000" fo:letter-spacing="normal" fo:font-style="italic" style:font-name-asian="Times New Roman" style:font-style-asian="italic" style:font-name-complex="Times New Roman" style:font-style-complex="italic"/>
    </style:style>
    <style:style style:name="T42" style:family="text">
      <style:text-properties fo:color="#000000" fo:letter-spacing="normal" fo:font-weight="bold" style:font-weight-asian="bold" style:font-weight-complex="bold"/>
    </style:style>
    <style:style style:name="T43" style:family="text">
      <style:text-properties fo:color="#000000" fo:letter-spacing="-0.0083in" fo:font-style="italic" style:font-style-asian="italic" style:font-style-complex="italic"/>
    </style:style>
    <style:style style:name="T44" style:family="text">
      <style:text-properties fo:color="#000000" fo:letter-spacing="-0.0083in" fo:font-style="italic" style:font-name-asian="Times New Roman" style:font-style-asian="italic" style:font-name-complex="Times New Roman" style:font-style-complex="italic"/>
    </style:style>
    <style:style style:name="T45" style:family="text">
      <style:text-properties fo:color="#000000" fo:letter-spacing="-0.0083in" fo:font-style="normal" style:font-name-asian="Times New Roman" style:font-style-asian="normal" style:font-name-complex="Times New Roman" style:font-style-complex="normal"/>
    </style:style>
    <style:style style:name="T46" style:family="text">
      <style:text-properties fo:color="#000000" fo:letter-spacing="-0.0055in"/>
    </style:style>
    <style:style style:name="T47" style:family="text">
      <style:text-properties fo:color="#000000" fo:letter-spacing="0.0008in"/>
    </style:style>
    <style:style style:name="T48" style:family="text">
      <style:text-properties fo:color="#000000" fo:letter-spacing="0.0008in" fo:font-style="italic" style:font-name-asian="Times New Roman" style:font-style-asian="italic" style:font-name-complex="Times New Roman" style:font-style-complex="italic"/>
    </style:style>
    <style:style style:name="T49" style:family="text">
      <style:text-properties fo:color="#000000" fo:letter-spacing="0.0008in" fo:font-style="normal" style:font-name-asian="Times New Roman" style:font-style-asian="normal" style:font-name-complex="Times New Roman" style:font-style-complex="normal"/>
    </style:style>
    <style:style style:name="T50" style:family="text">
      <style:text-properties fo:color="#000000" fo:letter-spacing="-0.0075in" fo:font-weight="bold" style:font-weight-asian="bold" style:font-weight-complex="bold"/>
    </style:style>
    <style:style style:name="T51" style:family="text">
      <style:text-properties fo:color="#000000" fo:font-weight="bold" style:font-weight-asian="bold" style:font-weight-complex="bold"/>
    </style:style>
    <style:style style:name="T52" style:family="text">
      <style:text-properties fo:color="#000000" fo:letter-spacing="-0.0035in"/>
    </style:style>
    <style:style style:name="T53" style:family="text">
      <style:text-properties fo:color="#000000" fo:letter-spacing="-0.0035in" fo:font-weight="bold" style:font-weight-asian="bold" style:font-weight-complex="bold"/>
    </style:style>
    <style:style style:name="T54" style:family="text">
      <style:text-properties fo:color="#000000" fo:letter-spacing="-0.0028in"/>
    </style:style>
    <style:style style:name="T55" style:family="text">
      <style:text-properties fo:color="#000000" fo:letter-spacing="-0.0028in" fo:font-style="italic" style:font-name-asian="Times New Roman" style:font-style-asian="italic" style:font-name-complex="Times New Roman" style:font-style-complex="italic"/>
    </style:style>
    <style:style style:name="T56" style:family="text">
      <style:text-properties fo:color="#000000" fo:letter-spacing="-0.0047in"/>
    </style:style>
    <style:style style:name="T57" style:family="text">
      <style:text-properties fo:color="#000000" fo:letter-spacing="-0.0043in"/>
    </style:style>
    <style:style style:name="T58" style:family="text">
      <style:text-properties fo:color="#000000" fo:font-style="normal" style:font-name-asian="Times New Roman" style:font-style-asian="normal" style:font-name-complex="Times New Roman" style:font-style-complex="normal"/>
    </style:style>
    <style:style style:name="T59" style:family="text">
      <style:text-properties fo:color="#212121"/>
    </style:style>
    <style:style style:name="T60" style:family="text">
      <style:text-properties fo:color="#212121" fo:letter-spacing="-0.0016in"/>
    </style:style>
    <style:style style:name="T61" style:family="text">
      <style:text-properties fo:color="#212121" fo:letter-spacing="-0.0016in" fo:font-style="italic" style:font-style-asian="italic" style:font-style-complex="italic"/>
    </style:style>
    <style:style style:name="T62" style:family="text">
      <style:text-properties fo:color="#212121" fo:letter-spacing="-0.0016in" fo:font-style="italic" style:font-name-asian="Times New Roman" style:font-style-asian="italic" style:font-name-complex="Times New Roman" style:font-style-complex="italic"/>
    </style:style>
    <style:style style:name="T63" style:family="text">
      <style:text-properties fo:color="#212121" fo:letter-spacing="-0.002in"/>
    </style:style>
    <style:style style:name="T64" style:family="text">
      <style:text-properties fo:color="#212121" fo:letter-spacing="-0.002in" fo:font-style="italic" style:font-style-asian="italic" style:font-style-complex="italic"/>
    </style:style>
    <style:style style:name="T65" style:family="text">
      <style:text-properties fo:color="#212121" fo:letter-spacing="-0.002in" fo:font-style="italic" style:font-name-asian="Times New Roman" style:font-style-asian="italic" style:font-name-complex="Times New Roman" style:font-style-complex="italic"/>
    </style:style>
    <style:style style:name="T66" style:family="text">
      <style:text-properties fo:color="#212121" fo:letter-spacing="normal"/>
    </style:style>
    <style:style style:name="T67" style:family="text">
      <style:text-properties fo:color="#212121" fo:letter-spacing="normal" fo:font-style="italic" style:font-style-asian="italic" style:font-style-complex="italic"/>
    </style:style>
    <style:style style:name="T68" style:family="text">
      <style:text-properties fo:color="#212121" fo:letter-spacing="normal" fo:font-style="italic" style:font-name-asian="Times New Roman" style:font-style-asian="italic" style:font-name-complex="Times New Roman" style:font-style-complex="italic"/>
    </style:style>
    <style:style style:name="T69" style:family="text">
      <style:text-properties fo:color="#212121" fo:letter-spacing="-0.0028in" fo:font-style="italic" style:font-name-asian="Times New Roman" style:font-style-asian="italic" style:font-name-complex="Times New Roman" style:font-style-complex="italic"/>
    </style:style>
    <style:style style:name="T70" style:family="text">
      <style:text-properties fo:color="#212121" fo:font-style="normal" style:font-style-asian="normal" style:font-style-complex="normal"/>
    </style:style>
    <style:style style:name="T71" style:family="text">
      <style:text-properties fo:letter-spacing="-0.0118in"/>
    </style:style>
    <style:style style:name="T72" style:family="text">
      <style:text-properties fo:letter-spacing="-0.0028in"/>
    </style:style>
    <style:style style:name="T73" style:family="text">
      <style:text-properties fo:letter-spacing="-0.0091in"/>
    </style:style>
    <style:style style:name="T74" style:family="text">
      <style:text-properties fo:letter-spacing="-0.0016in"/>
    </style:style>
    <style:style style:name="T75" style:family="text">
      <style:text-properties fo:letter-spacing="-0.0016in" fo:font-style="normal" style:font-style-asian="normal" style:font-style-complex="normal"/>
    </style:style>
    <style:style style:name="T76" style:family="text">
      <style:text-properties fo:letter-spacing="-0.0016in" fo:font-style="italic" style:font-style-asian="italic" style:font-style-complex="italic"/>
    </style:style>
    <style:style style:name="T77" style:family="text">
      <style:text-properties fo:letter-spacing="-0.0016in" fo:font-style="italic" style:font-name-asian="Times New Roman" style:font-style-asian="italic" style:font-name-complex="Times New Roman" style:font-style-complex="italic"/>
    </style:style>
    <style:style style:name="T78" style:family="text">
      <style:text-properties fo:color="#545454" fo:language="zxx" fo:country="none" style:font-name-asian="Georgia" style:language-asian="zxx" style:country-asian="none" style:font-name-complex="Georgia" style:language-complex="zxx" style:country-complex="none"/>
    </style:style>
    <style:style style:name="T79" style:family="text">
      <style:text-properties fo:color="#545454" fo:language="zxx" fo:country="none" fo:font-style="italic" style:font-name-asian="Georgia" style:language-asian="zxx" style:country-asian="none" style:font-style-asian="italic" style:font-name-complex="Georgia" style:language-complex="zxx" style:country-complex="none" style:font-style-complex="italic"/>
    </style:style>
    <style:style style:name="T80" style:family="text">
      <style:text-properties fo:language="zxx" fo:country="none" style:font-name-asian="Georgia" style:language-asian="zxx" style:country-asian="none" style:font-name-complex="Georgia" style:language-complex="zxx" style:country-complex="none"/>
    </style:style>
    <style:style style:name="T81" style:family="text">
      <style:text-properties fo:language="zxx" fo:country="none" fo:font-style="italic" style:font-name-asian="Georgia" style:language-asian="zxx" style:country-asian="none" style:font-style-asian="italic" style:font-name-complex="Georgia" style:language-complex="zxx" style:country-complex="none" style:font-style-complex="italic"/>
    </style:style>
    <style:style style:name="T82" style:family="text">
      <style:text-properties fo:font-style="italic" style:font-style-asian="italic" style:font-style-complex="italic"/>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53">A Sweet Christmas</text:span></text:p>
      <text:p text:style-name="P27"><text:span text:style-name="T15">Christmas is such as sweet time of year. It's sweet, not just, because our kitchens are full of the wonderful smells of baking and all the holiday candy that comes in </text:span><text:span text:style-name="T16">tow, but it's sweet because our Lord is sweet. I love that old hymn, "/ Love </text:span><text:span text:style-name="T17">To </text:span><text:span text:style-name="T20">Tell The Story". </text:span><text:span text:style-name="T19">It says in the third verse, </text:span><text:span text:style-name="T20">"What seems, each time I tell it, More wonderfully sweet'. </text:span><text:span text:style-name="T19">Christmas is part of the whole story of Jesus and it ought to </text:span><text:span text:style-name="T15">be sweet to our ears. Christ came so we could live and that's just so exciting. Sing: “</text:span><text:span text:style-name="T14">O Little Town of Bethlehem</text:span><text:span text:style-name="T15">”</text:span></text:p>
      <text:p text:style-name="P2"><text:span text:style-name="T15"/></text:p>
      <text:p text:style-name="P5">Here are some sweet things to remind us of that wonderful sweet </text:p>
      <text:p text:style-name="P2"><text:span text:style-name="T16">Christmas </text:span><text:span text:style-name="T23">story.</text:span></text:p>
      <text:p text:style-name="P2"><text:span text:style-name="T23"/></text:p>
      <text:p text:style-name="P9"><text:span text:style-name="T24">1.</text:span><text:tab/><text:span text:style-name="T25">Rocky Road® (Journey of Joseph and Mary)</text:span></text:p>
      <text:p text:style-name="P13">It may not have been an actual "rocky road" but Mary was expecting </text:p>
      <text:p text:style-name="P21"><text:span text:style-name="T46">and </text:span><text:span text:style-name="T56">close to her time of delivering so the journey must have been difficult at </text:span><text:span text:style-name="T52">the least. Most ladies don't take long trips when they are close to </text:span><text:span text:style-name="T56">giving birth in a car or plane, let alone get on a donkey and go. </text:span><text:span text:style-name="T31">"And Joseph also went up from Galilee, out of </text:span><text:span text:style-name="T62">the </text:span><text:span text:style-name="T31">city of Nazareth, into Judaea, unto the city of David, which is called Bethlehem; (because he was </text:span><text:span text:style-name="T62">of </text:span><text:span text:style-name="T31">the house and lineage of David:) To be taxed with Mary </text:span><text:span text:style-name="T62">his </text:span><text:span text:style-name="T31">espoused wife, being great with </text:span><text:span text:style-name="T33">child". <text:s text:c="2"/>Luke 2:4,5. </text:span><text:span text:style-name="T58">Sing</text:span><text:span text:style-name="T33"> “</text:span><text:span text:style-name="T6">O Come, O Come Emmanuel</text:span><text:span text:style-name="T33">” </text:span></text:p>
      <text:p text:style-name="P21"><text:span text:style-name="T33"/></text:p>
      <text:p text:style-name="P9"><text:span text:style-name="T71">2.</text:span><text:tab/><text:span text:style-name="T15">Sugar Babies® (Reminder of Sweet Baby Jesus)</text:span></text:p>
      <text:p text:style-name="P14">How exciting that God sent His only Son down from heaven in the </text:p>
      <text:p text:style-name="P1"><text:span text:style-name="T27">form of </text:span><text:span text:style-name="T15">a sweet little baby. A little child would change history and </text:span></text:p>
      <text:p text:style-name="P21"><text:span text:style-name="T57">save us from </text:span><text:span text:style-name="T46">our sin. </text:span><text:span text:style-name="T36">"And she brought forth her firstborn son, and wrapped him in swaddling clothes, and laid him in a man-ger; because there was no room for them in the inn. </text:span><text:span text:style-name="T65">" </text:span><text:span text:style-name="T36">Luke </text:span><text:span text:style-name="T33">2:7</text:span></text:p>
      <text:p text:style-name="P21"><text:span text:style-name="T58">Sing</text:span><text:span text:style-name="T33"> “</text:span><text:span text:style-name="T6">O Come Let Us Adore Him</text:span><text:span text:style-name="T33">” </text:span></text:p>
      <text:p text:style-name="P21"><text:span text:style-name="T33"/></text:p>
      <text:p text:style-name="P9"><text:span text:style-name="T71">3.</text:span><text:tab/><text:span text:style-name="T25">Candy Cane (Reminder of the Shepherds)</text:span></text:p>
      <text:p text:style-name="P14">The candy cane reminds us of the shepherds staff and how they were </text:p>
      <text:p text:style-name="P14">busy taking care of their sheep while Jesus was being born. What a </text:p>
      <text:p text:style-name="P1"><text:span text:style-name="T19">significant part in the Christmas story they played! I think it's a great </text:span><text:span text:style-name="T27">lesson to us, that God uses people to play significant parts in weaving history even if we don't know it at the time. </text:span><text:span text:style-name="T18">"And there</text:span></text:p>
      <text:p text:style-name="P1"><text:span text:style-name="T18">were in the same country shepherds </text:span><text:span text:style-name="T65">abiding in the </text:span><text:span text:style-name="T18">field, keeping </text:span><text:span text:style-name="T65">watch </text:span><text:span text:style-name="T77">over their flock by night. And, lo, </text:span><text:span text:style-name="T62">the </text:span><text:span text:style-name="T77">angel of the Lord came upon them, and the glory of the Lord shone round about </text:span></text:p>
      <text:p text:style-name="P1"><text:span text:style-name="T62">them: </text:span><text:span text:style-name="T77">and </text:span><text:span text:style-name="T62">they </text:span><text:span text:style-name="T77">were </text:span><text:span text:style-name="T62">sore </text:span><text:span text:style-name="T77">afraid.</text:span><text:span text:style-name="T62">" </text:span><text:span text:style-name="T77">Luke 2:8, </text:span><text:span text:style-name="T21">9 </text:span><text:span text:style-name="T22">Sing</text:span><text:span text:style-name="T21">“</text:span><text:span text:style-name="T8">Angels We Have Heard on High</text:span><text:span text:style-name="T21">” </text:span></text:p>
      <text:p text:style-name="P1"><text:span text:style-name="T21"/></text:p>
      <text:p text:style-name="P1"><text:span text:style-name="T26">4. </text:span><text:span text:style-name="T2">Almond Joy® (Reminder of the Angel's Announcement)</text:span></text:p>
      <text:p text:style-name="P6">While the shepherds were watching their sheep there was a </text:p>
      <text:p text:style-name="P23"><text:span text:style-name="T34">glorious </text:span><text:span text:style-name="T54">proclamation of "joy". </text:span><text:span text:style-name="T37">" </text:span><text:span text:style-name="T36">And the angel said unto them, Fear not: for, behold, </text:span><text:span text:style-name="T65">I bring you good </text:span><text:span text:style-name="T36">tidings </text:span><text:span text:style-name="T65">of </text:span><text:span text:style-name="T31">great joy, which shall be to all people. For unto </text:span><text:span text:style-name="T62">you </text:span><text:span text:style-name="T31">is born </text:span><text:span text:style-name="T62">this </text:span><text:span text:style-name="T31">day in the </text:span><text:span text:style-name="T62">city </text:span><text:span text:style-name="T31">of </text:span><text:span text:style-name="T41">David a Saviour, which is Christ the Lord. And </text:span><text:span text:style-name="T68">this shall be a </text:span><text:span text:style-name="T41">sign unto you; Ye </text:span><text:span text:style-name="T65">shall </text:span><text:span text:style-name="T36">find the babe wrapped in swaddling </text:span><text:span text:style-name="T65">clothes, lying </text:span><text:span text:style-name="T36">in a manger. " Luke 2:10-</text:span><text:span text:style-name="T44">12 </text:span><text:span text:style-name="T45">Sing </text:span><text:span text:style-name="T44">“</text:span><text:span text:style-name="T10">Joy to the World</text:span><text:span text:style-name="T44">” </text:span></text:p>
      <text:p text:style-name="P23"><text:span text:style-name="T44"/></text:p>
      <text:p text:style-name="P10"><text:span text:style-name="T73">5.</text:span><text:tab/><text:span text:style-name="T16">Dove® Candy (Reminder of Peace)</text:span></text:p>
      <text:p text:style-name="P15">The dove has always been a symbol of peace. Because Christ was </text:p>
      <text:p text:style-name="P21"><text:span text:style-name="T29">born </text:span><text:span text:style-name="T34">we can have peace. <text:s text:c="2"/></text:span><text:span text:style-name="T35">"Peace I leave with </text:span><text:span text:style-name="T64">you, </text:span><text:span text:style-name="T35">my peace I give unto you: </text:span><text:span text:style-name="T40">not </text:span><text:span text:style-name="T39">as </text:span><text:span text:style-name="T40">the world giveth, give I unto you...</text:span><text:span text:style-name="T67">" </text:span><text:span text:style-name="T39">is what Christ said in John </text:span><text:span text:style-name="T46">14:27. </text:span><text:span text:style-name="T36">"And suddenly there was with the angel a multitude </text:span><text:span text:style-name="T65">of </text:span><text:span text:style-name="T36">the </text:span><text:span text:style-name="T65">heavenly </text:span><text:span text:style-name="T36">host praising </text:span><text:span text:style-name="T41">God, and saying, Glory to God in the highest, </text:span><text:span text:style-name="T68">and on earth </text:span><text:span text:style-name="T41">peace, goodwill </text:span><text:span text:style-name="T48">toward men." Luke 2:12,14 </text:span><text:span text:style-name="T49">Sing </text:span><text:span text:style-name="T48">“</text:span><text:span text:style-name="T11">Silent Night</text:span><text:span text:style-name="T48">” </text:span></text:p>
      <text:p text:style-name="P21"><text:span text:style-name="T48"/></text:p>
      <text:p text:style-name="P22"><text:span text:style-name="T50">6.</text:span><text:span text:style-name="T51"><text:tab/></text:span><text:span text:style-name="T42">Smarties® (Reminder of the Wise Men)</text:span></text:p>
      <text:p text:style-name="P4">Even the wise men of Christ's day sought the Lord. <text:s/>The Bible </text:p>
      <text:p text:style-name="P4">doesn't tell us very much about the wise men, but we do know </text:p>
      <text:p text:style-name="P1"><text:span text:style-name="T16">from the fact that Herod </text:span><text:span text:style-name="T74">had the babies under the age of 2 killed, </text:span></text:p>
      <text:p text:style-name="P21"><text:span text:style-name="T29">that </text:span><text:span text:style-name="T32">He was found in a house (not a stable)</text:span><text:span text:style-name="T30">, </text:span><text:span text:style-name="T34">and a few other things, that the wise men probably actually came to </text:span><text:span text:style-name="T29">Jesus when He was a little older rather than as an infant</text:span><text:span text:style-name="T57">. Some churches delete them from the Christmas ceremony completely. </text:span><text:span text:style-name="T39">Personally, I don't think we </text:span><text:span text:style-name="T28">want to leave the wise men out of the story. They played a big part. The </text:span><text:span text:style-name="T29">world does need to see that wise men did seek Jesus. </text:span><text:span text:style-name="T55">"Now when Jesus was born in Bethlehem of Judea in the days </text:span><text:span text:style-name="T69">of </text:span><text:span text:style-name="T55">Herod the </text:span><text:span text:style-name="T69">king, </text:span><text:span text:style-name="T36">behold, there came wise men from </text:span><text:span text:style-name="T65">the </text:span><text:span text:style-name="T36">east to </text:span><text:span text:style-name="T65">Jerusalem, </text:span><text:span text:style-name="T36">Saying, Where </text:span><text:span text:style-name="T65">is </text:span><text:span text:style-name="T36">he that </text:span><text:span text:style-name="T31">is born King of the Jews? for </text:span><text:span text:style-name="T62">we </text:span><text:span text:style-name="T31">have </text:span><text:span text:style-name="T62">seen </text:span><text:span text:style-name="T31">his </text:span><text:span text:style-name="T62">star </text:span><text:span text:style-name="T31">in </text:span><text:span text:style-name="T62">the </text:span><text:span text:style-name="T31">east, and are come </text:span><text:span text:style-name="T62">to </text:span></text:p>
      <text:p text:style-name="P21"><text:soft-page-break/><text:span text:style-name="T33">worship him. Matthew 2:1,2 </text:span><text:span text:style-name="T58">Sing </text:span><text:span text:style-name="T33">“</text:span><text:span text:style-name="T6">The First Noel</text:span><text:span text:style-name="T33">” </text:span></text:p>
      <text:p text:style-name="P21"><text:span text:style-name="T33"/></text:p>
      <text:list xml:id="list5323643541952315700" text:style-name="L1">
        <text:list-item>
          <text:p text:style-name="P17">Starburst® (Reminder of the Star)</text:p>
          <text:p text:style-name="P16">When we see the shape of the Christmas star at the holidays, I </text:p>
          <text:p text:style-name="P16">think sometimes we forget its importance. It was something God </text:p>
          <text:p text:style-name="P3"><text:span text:style-name="T74">used to guide </text:span><text:span text:style-name="T1">the wise men. Today he has ways of guiding us too. </text:span></text:p>
          <text:p text:style-name="P24"><text:span text:style-name="T39">When the wise men saw the star, they "rejoiced". I think when we see the shape of the </text:span><text:span text:style-name="T29">Christmas star, it should be like a surge that goes through us and we </text:span><text:span text:style-name="T34">should be reminded to rejoice as well. </text:span><text:span text:style-name="T36">"When they had heard the king, they departed; and, lo, the star, which they saw </text:span><text:span text:style-name="T65">in </text:span><text:span text:style-name="T36">the east, went before them, till it came and stood </text:span><text:span text:style-name="T65">over </text:span><text:span text:style-name="T36">where </text:span><text:span text:style-name="T65">the </text:span><text:span text:style-name="T36">young child was. When they saw the star, they rejoiced with exceeding great joy. </text:span><text:span text:style-name="T65">" </text:span><text:span text:style-name="T36">Matthew 2:9, </text:span><text:span text:style-name="T65">10</text:span></text:p>
          <text:p text:style-name="P25"><text:span text:style-name="T70">Sing </text:span><text:span text:style-name="T59">“</text:span><text:span text:style-name="T4">O Holy Night</text:span><text:span text:style-name="T59">” </text:span></text:p>
          <text:p text:style-name="P25"><text:span text:style-name="T59"/></text:p>
          <text:p text:style-name="P11"><text:span text:style-name="T1">8. Hershey's Treasures® (The Gifts From </text:span><text:span text:style-name="T16">the Wise Men)</text:span></text:p>
          <text:p text:style-name="P20">When the wise men came they brought treasures with them to </text:p>
          <text:p text:style-name="P3"><text:span text:style-name="T1">Jesus. I </text:span><text:span text:style-name="T74">think this should always spur us on to give our own gifts </text:span></text:p>
          <text:p text:style-name="P3"><text:span text:style-name="T74">to the Lord such </text:span><text:span text:style-name="T16">as our time, talents, and other things we know we </text:span></text:p>
          <text:p text:style-name="P24"><text:span text:style-name="T34">should be giving to Him.</text:span><text:span text:style-name="T36">"And when they were come into the house, they saw </text:span><text:span text:style-name="T65">the </text:span><text:span text:style-name="T36">young child with Mary his </text:span><text:span text:style-name="T31">mother, and fell down, and worshiped him: and when they had opened their treasures, they presented unto him </text:span><text:span text:style-name="T62">gifts; </text:span><text:span text:style-name="T31">gold, and frankin-cense, and myrrh. " </text:span><text:span text:style-name="T36">Matthew 2:11 </text:span><text:span text:style-name="T38">Sing </text:span><text:span text:style-name="T36">“</text:span><text:span text:style-name="T13">O Come All Ye Faithful</text:span><text:span text:style-name="T36">” </text:span></text:p>
          <text:p text:style-name="P24"><text:span text:style-name="T36"/></text:p>
          <text:p text:style-name="P19">9. Twix (Herod tries to trick the wise men) </text:p>
          <text:p text:style-name="P26"><text:span text:style-name="T47">Herod lies to the wise men in an attempt to set up the murder of Jesus. Satan is a liar and has always been. He is still trying to defeat Christ anywhere He can be found. </text:span><text:span text:style-name="T81">“...Go and search diligently for the young child; and when ye have found </text:span><text:span text:style-name="T79">him,</text:span><text:span text:style-name="T81"> bring me word again, that I may come and worship him also. Matthew 2:8</text:span><text:span text:style-name="T80"> Sing </text:span><text:span text:style-name="T82">“</text:span><text:span text:style-name="T7">There's a Song in the Air</text:span><text:span text:style-name="T82">” </text:span></text:p>
          <text:p text:style-name="P26"><text:span text:style-name="T82"/></text:p>
          <text:p text:style-name="P12">10. Reison® (Jesus is the Reason for the Season)</text:p>
          <text:p text:style-name="P7">Jesus came to earth that Christmas Day so that we could live with </text:p>
          <text:p text:style-name="P3"><text:span text:style-name="T16">Him </text:span><text:span text:style-name="T74">forever and that our lives on earth might be more meaningful. He is our </text:span><text:span text:style-name="T16">"reason" for this wonderful holiday season.</text:span></text:p>
          <text:p text:style-name="P8">"For God so loved the world, that he gave his only begotten Son, </text:p>
          <text:p text:style-name="P18"><text:span text:style-name="T16">that whosoever </text:span><text:span text:style-name="T1">believeth in him should not perish, but have everlasting </text:span><text:span text:style-name="T66">life. " </text:span><text:span text:style-name="T1">John 3:16 </text:span><text:span text:style-name="T3">Sing </text:span><text:span text:style-name="T1">“</text:span><text:span text:style-name="T5">Go Tell it on the Mountain</text:span><text:span text:style-name="T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0</meta:editing-cycles>
    <meta:creation-date>2014-03-28T17:34:00</meta:creation-date>
    <dc:date>2019-12-22T12:43:19.79</dc:date>
    <meta:editing-duration>PT6M59S</meta:editing-duration>
    <meta:generator>OpenOffice/4.1.3$Win32 OpenOffice.org_project/413m1$Build-9783</meta:generator>
    <meta:document-statistic meta:table-count="0" meta:image-count="0" meta:object-count="0" meta:page-count="2" meta:paragraph-count="48" meta:word-count="1189" meta:character-count="62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